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186E0000001A0000001AD2B1825639E32832.svg" manifest:media-type="image/svg+xml"/>
  <manifest:file-entry manifest:full-path="Pictures/10000000000000FD000000493AF980FC545566AE.jpg" manifest:media-type="image/jpeg"/>
  <manifest:file-entry manifest:full-path="Pictures/10000000000000DA0000003C528D8E5BA1D5E2B5.png" manifest:media-type="image/png"/>
  <manifest:file-entry manifest:full-path="Pictures/100002010000057800000397D1BD5EE1D7D91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f7a19a" style:font-name="Chilanka" fo:font-size="18pt" fo:font-weight="bold" officeooo:rsid="000b99ef" officeooo:paragraph-rsid="000b99e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d030e" officeooo:paragraph-rsid="000d030e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ef145" officeooo:paragraph-rsid="000ef145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0ef145" officeooo:paragraph-rsid="000ef145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0bb49" officeooo:paragraph-rsid="0026324c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13a37c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6201b" officeooo:paragraph-rsid="002be33c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16201b" officeooo:paragraph-rsid="002be33c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79f2d" officeooo:paragraph-rsid="00184e9d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179f2d" officeooo:paragraph-rsid="001d4693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b0d1f" officeooo:paragraph-rsid="001c894b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d4693" officeooo:paragraph-rsid="001d4693" fo:background-color="transparent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1pt" fo:font-weight="normal" officeooo:rsid="000d030e" officeooo:paragraph-rsid="000d030e" fo:background-color="transparent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1pt" fo:font-weight="normal" officeooo:rsid="001a32f7" officeooo:paragraph-rsid="001b0d1f" fo:background-color="transparent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1pt" fo:font-weight="normal" officeooo:rsid="001a32f7" officeooo:paragraph-rsid="001a32f7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3713b7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38ba85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6201b" officeooo:paragraph-rsid="002be33c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paragraph-rsid="003713b7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style="normal" fo:font-weight="normal" officeooo:rsid="000ef145" officeooo:paragraph-rsid="000ef14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style="normal" fo:font-weight="normal" officeooo:rsid="0010bb49" officeooo:paragraph-rsid="0010bb4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1pt" fo:font-style="normal" fo:font-weight="normal" officeooo:rsid="0010bb49" officeooo:paragraph-rsid="0010bb4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6201b" officeooo:paragraph-rsid="001620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6201b" officeooo:paragraph-rsid="001f8d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79f2d" officeooo:paragraph-rsid="001d46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d4693" officeooo:paragraph-rsid="001d46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b0d1f" officeooo:paragraph-rsid="001b0d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16201b" officeooo:paragraph-rsid="0016201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position="0% 100%" style:font-name="Times New Roman" fo:font-size="11pt" fo:letter-spacing="normal" fo:font-style="normal" style:text-underline-style="none" fo:font-weight="normal" officeooo:rsid="00184e9d" officeooo:paragraph-rsid="00184e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position="0% 100%" style:font-name="Times New Roman" fo:font-size="11pt" fo:letter-spacing="normal" fo:font-style="normal" style:text-underline-style="none" fo:font-weight="normal" officeooo:rsid="001c894b" officeooo:paragraph-rsid="001c894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1pt" fo:letter-spacing="normal" fo:font-style="normal" fo:font-weight="normal" officeooo:rsid="00129e0d" officeooo:paragraph-rsid="00129e0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1pt" fo:letter-spacing="normal" fo:font-style="normal" fo:font-weight="normal" officeooo:rsid="000b99ef" officeooo:paragraph-rsid="00129e0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1pt" fo:letter-spacing="normal" fo:font-style="normal" fo:font-weight="normal" officeooo:rsid="001a32f7" officeooo:paragraph-rsid="001a32f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38b62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9e0d" style:font-style-asian="italic" style:font-style-complex="italic"/>
    </style:style>
    <style:style style:name="T3" style:family="text">
      <style:text-properties fo:font-style="italic" officeooo:rsid="000ef145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030e" style:font-style-asian="normal" style:font-style-complex="normal"/>
    </style:style>
    <style:style style:name="T6" style:family="text">
      <style:text-properties fo:font-style="normal" officeooo:rsid="00129e0d" style:font-style-asian="normal" style:font-style-complex="normal"/>
    </style:style>
    <style:style style:name="T7" style:family="text">
      <style:text-properties fo:font-style="normal" officeooo:rsid="0024d857" style:font-style-asian="normal" style:font-style-complex="normal"/>
    </style:style>
    <style:style style:name="T8" style:family="text">
      <style:text-properties fo:font-style="normal" officeooo:rsid="0026324c" style:font-style-asian="normal" style:font-style-complex="normal"/>
    </style:style>
    <style:style style:name="T9" style:family="text">
      <style:text-properties fo:font-style="normal" fo:font-weight="bold" officeooo:rsid="0026324c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0ef145" style:font-style-asian="normal" style:font-style-complex="normal"/>
    </style:style>
    <style:style style:name="T12" style:family="text">
      <style:text-properties fo:font-style="normal" officeooo:rsid="000ef1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tyle="normal" officeooo:rsid="000d030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Chilanka" fo:font-style="normal" style:font-style-asian="normal" style:font-style-complex="normal"/>
    </style:style>
    <style:style style:name="T15" style:family="text">
      <style:text-properties fo:font-variant="normal" fo:text-transform="none" fo:color="#202122" style:font-name="sans-serif" fo:font-size="10.5pt" fo:letter-spacing="normal" fo:font-style="normal" style:text-underline-style="none" fo:font-weight="bold" officeooo:rsid="00129e0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17" style:family="text">
      <style:text-properties fo:font-variant="normal" fo:text-transform="none" fo:color="#202122" fo:letter-spacing="normal" fo:font-style="normal" officeooo:rsid="001b0d1f" style:font-style-asian="normal" style:font-style-complex="normal"/>
    </style:style>
    <style:style style:name="T18" style:family="text">
      <style:text-properties fo:font-variant="normal" fo:text-transform="none" fo:color="#202122" fo:letter-spacing="normal" fo:font-style="normal" officeooo:rsid="001c894b" style:font-style-asian="normal" style:font-style-complex="normal"/>
    </style:style>
    <style:style style:name="T19" style:family="text">
      <style:text-properties fo:font-variant="normal" fo:text-transform="none" fo:color="#202122" fo:letter-spacing="normal" fo:font-style="normal" officeooo:rsid="0026f52b" style:font-style-asian="normal" style:font-style-complex="normal"/>
    </style:style>
    <style:style style:name="T20" style:family="text">
      <style:text-properties fo:font-variant="normal" fo:text-transform="none" fo:color="#202122" fo:letter-spacing="normal" fo:font-style="italic" style:font-style-asian="italic" style:font-style-complex="italic"/>
    </style:style>
    <style:style style:name="T21" style:family="text">
      <style:text-properties fo:font-variant="normal" fo:text-transform="none" fo:color="#202122" style:font-name="Times New Roman" fo:font-size="10.5pt" fo:letter-spacing="normal" fo:font-style="normal" style:text-underline-style="none" fo:font-weight="normal" officeooo:rsid="00129e0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202122" style:font-name="Times New Roman" fo:font-size="10.5pt" fo:letter-spacing="normal" fo:font-style="normal" style:text-underline-style="none" fo:font-weight="normal" officeooo:rsid="0038b62b" style:font-style-asian="normal" style:font-style-complex="normal"/>
    </style:style>
    <style:style style:name="T23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38b62b" style:font-size-asian="11pt" style:font-style-asian="normal" style:font-size-complex="11pt" style:font-style-complex="normal"/>
    </style:style>
    <style:style style:name="T24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officeooo:rsid="000d030e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officeooo:rsid="0013a37c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officeooo:rsid="0015779d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officeooo:rsid="0016201b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officeooo:rsid="001b0d1f" style:font-style-asian="normal" style:font-style-complex="normal"/>
    </style:style>
    <style:style style:name="T30" style:family="text">
      <style:text-properties fo:font-variant="normal" fo:text-transform="none" fo:letter-spacing="normal" fo:font-style="normal" style:text-underline-style="none" officeooo:rsid="00179f2d" style:font-style-asian="normal" style:font-style-complex="normal"/>
    </style:style>
    <style:style style:name="T31" style:family="text">
      <style:text-properties fo:font-variant="normal" fo:text-transform="none" fo:letter-spacing="normal" fo:font-style="normal" style:text-underline-style="none" officeooo:rsid="001c894b" style:font-style-asian="normal" style:font-style-complex="normal"/>
    </style:style>
    <style:style style:name="T32" style:family="text">
      <style:text-properties fo:font-variant="normal" fo:text-transform="none" fo:letter-spacing="normal" fo:font-style="normal" style:text-underline-style="none" officeooo:rsid="0026324c" style:font-style-asian="normal" style:font-style-complex="normal"/>
    </style:style>
    <style:style style:name="T33" style:family="text">
      <style:text-properties fo:font-variant="normal" fo:text-transform="none" fo:letter-spacing="normal" fo:font-style="normal" style:text-underline-style="none" officeooo:rsid="0026f52b" style:font-style-asian="normal" style:font-style-complex="normal"/>
    </style:style>
    <style:style style:name="T34" style:family="text">
      <style:text-properties fo:font-variant="normal" fo:text-transform="none" fo:letter-spacing="normal" fo:font-style="normal" style:text-underline-style="none" officeooo:rsid="003713b7" style:font-style-asian="normal" style:font-style-complex="normal"/>
    </style:style>
    <style:style style:name="T35" style:family="text">
      <style:text-properties fo:font-variant="normal" fo:text-transform="none" fo:letter-spacing="normal" fo:font-style="normal" style:text-underline-style="none" officeooo:rsid="0038ba85" style:font-style-asian="normal" style:font-style-complex="normal"/>
    </style:style>
    <style:style style:name="T36" style:family="text">
      <style:text-properties fo:font-variant="normal" fo:text-transform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font-style="normal" style:text-underline-style="none" fo:font-weight="bold" officeooo:rsid="001a32f7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etter-spacing="normal" fo:font-style="normal" style:text-underline-style="none" fo:font-weight="bold" officeooo:rsid="0026324c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etter-spacing="normal" fo:font-style="normal" style:text-underline-style="none" fo:font-weight="bold" officeooo:rsid="0013a37c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etter-spacing="normal" fo:font-style="italic" style:text-underline-style="none" style:font-style-asian="italic" style:font-style-complex="italic"/>
    </style:style>
    <style:style style:name="T41" style:family="text">
      <style:text-properties fo:font-variant="normal" fo:text-transform="none" fo:letter-spacing="normal" fo:font-style="italic" style:text-underline-style="none" officeooo:rsid="0016201b" style:font-style-asian="italic" style:font-style-complex="italic"/>
    </style:style>
    <style:style style:name="T42" style:family="text">
      <style:text-properties fo:font-variant="normal" fo:text-transform="none" fo:letter-spacing="normal" fo:font-style="italic" style:text-underline-style="none" officeooo:rsid="0013a37c" style:font-style-asian="italic" style:font-style-complex="italic"/>
    </style:style>
    <style:style style:name="T43" style:family="text">
      <style:text-properties fo:font-variant="normal" fo:text-transform="none" style:text-position="super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style:text-position="super 58%" fo:letter-spacing="normal" fo:font-style="normal" style:text-underline-style="none" officeooo:rsid="00179f2d" style:font-style-asian="normal" style:font-style-complex="normal"/>
    </style:style>
    <style:style style:name="T45" style:family="text">
      <style:text-properties fo:font-variant="normal" fo:text-transform="none" style:text-position="0% 100%" fo:letter-spacing="normal" fo:font-style="normal" style:text-underline-style="none" style:font-style-asian="normal" style:font-style-complex="normal"/>
    </style:style>
    <style:style style:name="T46" style:family="text">
      <style:text-properties fo:font-variant="normal" fo:text-transform="none" style:text-position="0% 100%" fo:letter-spacing="normal" fo:font-style="normal" style:text-underline-style="none" officeooo:rsid="0016201b" style:font-style-asian="normal" style:font-style-complex="normal"/>
    </style:style>
    <style:style style:name="T47" style:family="text">
      <style:text-properties fo:font-variant="normal" fo:text-transform="none" style:text-position="0% 100%" fo:letter-spacing="normal" fo:font-style="normal" style:text-underline-style="none" officeooo:rsid="001a32f7" style:font-style-asian="normal" style:font-style-complex="normal"/>
    </style:style>
    <style:style style:name="T48" style:family="text">
      <style:text-properties fo:font-variant="normal" fo:text-transform="none" style:text-position="0% 100%" fo:letter-spacing="normal" fo:font-style="normal" style:text-underline-style="none" officeooo:rsid="00184e9d" style:font-style-asian="normal" style:font-style-complex="normal"/>
    </style:style>
    <style:style style:name="T49" style:family="text">
      <style:text-properties fo:font-variant="normal" fo:text-transform="none" style:text-position="0% 100%" fo:letter-spacing="normal" fo:font-style="normal" style:text-underline-style="none" officeooo:rsid="00179f2d" style:font-style-asian="normal" style:font-style-complex="normal"/>
    </style:style>
    <style:style style:name="T50" style:family="text">
      <style:text-properties fo:font-variant="normal" fo:text-transform="none" style:text-position="0% 100%" fo:letter-spacing="normal" fo:font-style="normal" style:text-underline-style="none" officeooo:rsid="001c894b" style:font-style-asian="normal" style:font-style-complex="normal"/>
    </style:style>
    <style:style style:name="T51" style:family="text">
      <style:text-properties fo:font-variant="normal" fo:text-transform="none" style:text-position="0% 100%" fo:letter-spacing="normal" fo:font-style="normal" style:text-underline-style="none" officeooo:rsid="0026f52b" style:font-style-asian="normal" style:font-style-complex="normal"/>
    </style:style>
    <style:style style:name="T52" style:family="text">
      <style:text-properties fo:font-variant="normal" fo:text-transform="none" style:text-position="sub 58%" fo:letter-spacing="normal" fo:font-style="normal" style:text-underline-style="none" officeooo:rsid="0013a37c" style:font-style-asian="normal" style:font-style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129e0d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8b62b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129e0d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713b7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0ef14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7a28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b62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ba8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0bb4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0ef145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8b62b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8ba85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32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29e0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f52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b62b" style:font-size-asian="11pt" style:font-style-asian="normal" style:font-size-complex="11pt" style:font-style-complex="normal"/>
    </style:style>
    <style:style style:name="T69" style:family="text">
      <style:text-properties style:use-window-font-color="true" style:font-name="Times New Roman" fo:font-size="11pt" fo:font-style="normal" style:text-underline-style="none" fo:font-weight="normal" officeooo:rsid="0013a37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use-window-font-color="true" style:font-name="Times New Roman" fo:font-size="11pt" fo:font-style="normal" style:text-underline-style="none" fo:font-weight="normal" officeooo:rsid="0013a37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use-window-font-color="true" style:font-name="Times New Roman" fo:font-size="11pt" fo:font-style="normal" style:text-underline-style="none" fo:font-weight="normal" officeooo:rsid="0038b62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officeooo:rsid="000d030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officeooo:rsid="000ef145" fo:background-color="transparent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RESSIONE LINEARE </text:p>
      <text:p text:style-name="P3">Quando si osserva un fenomeno reale tre sono i passi da svolgere per cercare di costruire un modello che lo descriva a pieno senza errori o fraintendimenti:</text:p>
      <text:list xml:id="list875359543" text:style-name="L1">
        <text:list-item>
          <text:p text:style-name="P14"><text:span text:style-name="T1">semplificazione della realtà:</text:span> riproduzione degli aspetti essenziali ed eliminazione di quelli ritenuti superflui;</text:p>
        </text:list-item>
        <text:list-item>
          <text:p text:style-name="P14"><text:span text:style-name="T1">analogia con la realtà:</text:span> il modello deve essere una riproduzione della realtà;</text:p>
        </text:list-item>
        <text:list-item>
          <text:p text:style-name="P14"><text:s/><text:span text:style-name="T1">rappresentazione necessaria della realtà: </text:span>anche se è semplificato il modello è necessario per capire la realtà grazie alle relazioni semplici che lo compongono.</text:p>
          <text:p text:style-name="P14"/>
        </text:list-item>
      </text:list>
      <text:p text:style-name="P20"><text:span text:style-name="T72">Il modello </text:span><text:span text:style-name="T73">da cui iniziamo</text:span><text:span text:style-name="T72"> è </text:span><text:span text:style-name="T73">quello della </text:span><text:span text:style-name="T3">Regressione lineare; </text:span><text:span text:style-name="T12">esso ci fornisce una legge che ci permette di capire se i dati che stiamo osservando si adattano o meno a distribuirsi lungo una retta. Appare chiaro come quindi non sempre tale modello potr</text:span><text:span text:style-name="T13">à</text:span><text:span text:style-name="T12"> risultare applicabile: ci saranno casi in cui le osservazioni che avremo a disposizione, seguendo un comportamento lineare, vi si adatteranno bene, altri invece meno.</text:span></text:p>
      <text:p text:style-name="P21"/>
      <text:p text:style-name="P4"><text:span text:style-name="T7">L</text:span><text:span text:style-name="T4">a struttura che presenta la regressione lineare semplice </text:span><text:span text:style-name="T5">è <text:s/></text:span><text:span text:style-name="T4">la seguente:</text:span></text:p>
      <text:p text:style-name="P21"/>
      <text:p text:style-name="P5"><text:span text:style-name="T14">y = ax + b </text:span><text:span text:style-name="T4"><text:s text:c="2"/></text:span></text:p>
      <text:p text:style-name="P22">dove:</text:p>
      <text:list xml:id="list3252478893" text:style-name="L2">
        <text:list-item>
          <text:p text:style-name="P23">y = variabile dipendente (l’output: quello che vogliamo saper predire);</text:p>
        </text:list-item>
        <text:list-item>
          <text:p text:style-name="P23">x = variabili indipendenti (chiamate anche predittori o input);</text:p>
        </text:list-item>
        <text:list-item>
          <text:p text:style-name="P23">a = coefficiente angolare (l’inclinazione della retta);</text:p>
        </text:list-item>
        <text:list-item>
          <text:p text:style-name="P23">b = costante.</text:p>
        </text:list-item>
      </text:list>
      <text:p text:style-name="P6"><text:span text:style-name="T4">Tale algoritmo ha quindi lo scopo di valutare, entro i limiti dei dati osservati, </text:span><text:span text:style-name="T6">come variabile dipendente e indipendente dipendano o si influenzino fra loro: </text:span><text:span text:style-name="T2">quale possa essere il valore della prima al</text:span><text:span text:style-name="T1"> variare </text:span><text:span text:style-name="T2">della seconda.</text:span><text:span text:style-name="T4"> </text:span></text:p>
      <text:p text:style-name="P6"><text:span text:style-name="T8">A tale equazione va inoltre aggiunta una certa percentuale di errore (</text:span><text:span text:style-name="T5">è </text:span><text:span text:style-name="T8">impensabile di non farne) che punta ad essere la minore possibile grazie alla </text:span><text:span text:style-name="T9">regola dei minimi quadrati</text:span><text:span text:style-name="T8">.</text:span><text:span text:style-name="T5"> </text:span></text:p>
      <text:p text:style-name="P22"/>
      <text:p text:style-name="P7"><text:span text:style-name="T11">L</text:span><text:span text:style-name="T10">a storia della regressione lineare vede le sue origini tra la fine del ‘700 e gli inizi del ’800 ad opera di</text:span></text:p>
      <text:p text:style-name="P35"><text:span text:style-name="T69">Adrien-Marie Legendre e Carl Friedrich Gauss.</text:span><text:span text:style-name="T69"> </text:span><text:span text:style-name="T71">Sebbene </text:span><text:span text:style-name="T68">la paternità di tale scoperta venga normalmente attribuita al secondo in realtà essa venne concepita </text:span><text:span text:style-name="T69">i</text:span><text:span text:style-name="T53">n modo disgiunto </text:span><text:span text:style-name="T54">da entrambi basandosi</text:span><text:span text:style-name="T55">, </text:span><text:span text:style-name="T65">per l’appunto </text:span><text:span text:style-name="T66">su</text:span><text:span text:style-name="T67">lla sopra citata</text:span><text:span text:style-name="T66"> regola dei minimi quadrati.</text:span></text:p>
      <text:p text:style-name="P35"><text:span text:style-name="T66"><text:s/></text:span><text:span text:style-name="T56">Successivamente </text:span><text:span text:style-name="T59">l’impiego in tale contesto, del</text:span><text:span text:style-name="T57"> termine </text:span><text:span text:style-name="T63">Regressione</text:span><text:span text:style-name="T59">, col quale ancora oggi è </text:span><text:span text:style-name="T60">conosciuta,</text:span><text:span text:style-name="T57"> </text:span><text:span text:style-name="T59">si deve grazie al lavoro svolto </text:span><text:span text:style-name="T57">al biologo </text:span><text:span text:style-name="T21">Francis</text:span><text:span text:style-name="T15"> </text:span><text:span text:style-name="T57">Galton che nel 1886 esaminando le altezze dei figli (Y) in funzione d</text:span><text:span text:style-name="T58">i quelle </text:span><text:span text:style-name="T57">dei genitori (X) </text:span><text:span text:style-name="T58">vi</text:span><text:span text:style-name="T57"> notò la presenza di una relazione funzionale: più alti erano i genitori e più alti si presentavano i figli, e viceversa. Tuttavia per i genitori che si collocavano agli estremi (molto bassi o molto alti) non corrispondevano figli altrettanto estremi. Da tale osservazione se ne conclu</text:span><text:span text:style-name="T58">se</text:span><text:span text:style-name="T57"> che <text:s/>l’altezza dei figli si spostava verso </text:span><text:span text:style-name="T58">un valore medio</text:span><text:span text:style-name="T57"> costituendo quindi una </text:span><text:span text:style-name="T62">regression towards mediocrity. </text:span><text:span text:style-name="T56">Ecco che tale relazione prese il nome di “modello di regressione”.</text:span></text:p>
      <text:p text:style-name="P17"><text:span text:style-name="T34"/></text:p>
      <text:p text:style-name="P18"><text:span text:style-name="T35">Nello specifico, la </text:span><text:span text:style-name="T32">regola dei minimi quadrati</text:span><text:span text:style-name="T26"> </text:span><text:span text:style-name="T35">sul quale si fonda l’algoritmo, </text:span><text:span text:style-name="T27">si basa sulla sommatoria delle</text:span><text:span text:style-name="T26"> differenze (</text:span><text:span text:style-name="T27">chiamat</text:span><text:span text:style-name="T33">e </text:span><text:span text:style-name="T27">anche scarti o errori</text:span><text:span text:style-name="T26">), che vi sono </text:span><text:span text:style-name="T27">fra i vari</text:span><text:span text:style-name="T26"> punti osservati (x</text:span><text:span text:style-name="T52">i</text:span><text:span text:style-name="T26">, y</text:span><text:span text:style-name="T52">i</text:span><text:span text:style-name="T26">) <text:s/>e i loro real</text:span><text:span text:style-name="T27">i </text:span><text:span text:style-name="T26">corrispettiv</text:span><text:span text:style-name="T27">i</text:span><text:span text:style-name="T26"> present</text:span><text:span text:style-name="T27">i</text:span><text:span text:style-name="T26"> nella retta di regressione (x</text:span><text:span text:style-name="T52">i</text:span><text:span text:style-name="T26">, ax</text:span><text:span text:style-name="T52">i</text:span><text:span text:style-name="T26"> + b); </text:span><text:span text:style-name="T27">tale somma di differenze viene poi elevata al quadrato in modo da enfatizzarne l’effetto su ciascun punto (quelli pi</text:span><text:span text:style-name="T25">ù </text:span><text:span text:style-name="T27">vicini alla retta avranno un peso minore, mentre quelli lontani maggiore), per poi individuarne il minimo e</text:span><text:span text:style-name="T26">ssendo interessati a trovare la funzione ottima. </text:span></text:p>
      <text:p text:style-name="P24"><draw:frame draw:style-name="fr1" draw:name="Immagine2" text:anchor-type="paragraph" svg:x="2.6173in" svg:y="0.0571in" svg:width="2.2709in" svg:height="0.5602in" draw:z-index="1"><draw:image xlink:href="Pictures/10000000000000DA0000003C528D8E5BA1D5E2B5.png" xlink:type="simple" xlink:show="embed" xlink:actuate="onLoad" loext:mime-type="image/png"/></draw:frame></text:p>
      <text:p text:style-name="P24">La funzione da minimizzare è dunque:</text:p>
      <text:p text:style-name="P24"/>
      <text:p text:style-name="P24"/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pan text:style-name="T26"/></text:p>
      <text:p text:style-name="P8"><text:soft-page-break/><text:span text:style-name="T26">I</text:span><text:span text:style-name="T24">l grafico a seguire mostra bene quanto appena enunciato.</text:span></text:p>
      <text:p text:style-name="P9"><draw:frame draw:style-name="fr2" draw:name="Figura 1" text:anchor-type="paragraph" svg:x="0.1173in" svg:y="0.1181in" svg:width="6.2819in" svg:height="2.6071in" draw:z-index="0"><draw:image xlink:href="Pictures/100002010000057800000397D1BD5EE1D7D91588.png" xlink:type="simple" xlink:show="embed" xlink:actuate="onLoad" loext:mime-type="image/png"/><svg:desc>Esempio di una retta di Regressione lineare </svg:desc></draw:frame><text:span text:style-name="T42">F</text:span><text:span text:style-name="T40">igura 1: Esempio di retta di Regressione lineare </text:span></text:p>
      <text:p text:style-name="P25"/>
      <text:p text:style-name="P26">A questo punto fondamentale risulta porsi una domanda: </text:p>
      <text:p text:style-name="P11"><text:span text:style-name="T40">Come si fa a capire la bont</text:span><text:span text:style-name="T41">à</text:span><text:span text:style-name="T28"> </text:span><text:span text:style-name="T40">del nostro modello di regressione lineare e in che misura?</text:span></text:p>
      <text:p text:style-name="P29"/>
      <text:p text:style-name="P10"><text:span text:style-name="T26">M</text:span><text:span text:style-name="T24">olto utile a tal proposito è la misura del </text:span><text:span text:style-name="T37">coefficiente di determinazione (</text:span><text:span text:style-name="T36">R</text:span><text:span text:style-name="T43">2</text:span><text:span text:style-name="T47">)</text:span><text:span text:style-name="T45">; esso infatti ci permette proprio di capire quanto buono </text:span><text:span text:style-name="T46">è </text:span><text:span text:style-name="T45"><text:s/>il nostro modello, </text:span><text:span text:style-name="T48">affermando se esso dia informazioni in pi</text:span><text:span text:style-name="T46">ù</text:span><text:span text:style-name="T48"> o in meno rispetto ad un modello di riferimento, individuato facendo la media dei valori di y. Questo infatti risulta essere il modello di riferimento pi</text:span><text:span text:style-name="T46">ù <text:s/></text:span><text:span text:style-name="T48">adeguato presentando degli errori molto elevati a causa della non conoscenza delle variabili indipendenti.</text:span></text:p>
      <text:p text:style-name="P30"><draw:frame draw:style-name="fr2" draw:name="Immagine4" text:anchor-type="paragraph" svg:x="2.0811in" svg:y="0.122in" svg:width="2.6354in" svg:height="0.7602in" draw:z-index="3"><draw:image xlink:href="Pictures/10000000000000FD000000493AF980FC545566AE.jpg" xlink:type="simple" xlink:show="embed" xlink:actuate="onLoad" loext:mime-type="image/jpeg"/></draw:frame></text:p>
      <text:p text:style-name="P30">Nello specifico: <text:s text:c="3"/></text:p>
      <text:p text:style-name="P32"><draw:frame draw:style-name="fr3" draw:name="Immagine3" text:anchor-type="paragraph" svg:width="0.0161in" svg:height="0.0161in" draw:z-index="2"><draw:image xlink:href="Pictures/1000186E0000001A0000001AD2B1825639E32832.svg" xlink:type="simple" xlink:show="embed" xlink:actuate="onLoad" loext:mime-type="image/svg+xml"/><draw:image xlink:href="Pictures/10000201000000010000000108093F3507420144.png" xlink:type="simple" xlink:show="embed" xlink:actuate="onLoad"/></draw:frame></text:p>
      <text:p text:style-name="P33"/>
      <text:p text:style-name="P33"/>
      <text:p text:style-name="P33"/>
      <text:p text:style-name="P34">dove:</text:p>
      <text:list xml:id="list401668697" text:style-name="L3">
        <text:list-item>
          <text:p text:style-name="P15"><text:span text:style-name="T16">TSS: </text:span><text:span text:style-name="T20">devianza totale</text:span><text:span text:style-name="T16">, </text:span><text:span text:style-name="T19">indica </text:span><text:span text:style-name="T17">quanto spiega il modello di riferimento (calcolato sulla media), rispetto ai valori osservati;</text:span></text:p>
        </text:list-item>
        <text:list-item>
          <text:p text:style-name="P16"><text:span text:style-name="T16">ESS: </text:span><text:span text:style-name="T20">devianza spiegata</text:span><text:span text:style-name="T16">, ossia quanto </text:span><text:span text:style-name="T17">bene </text:span><text:span text:style-name="T16">spiega il modello </text:span><text:span text:style-name="T19">che ho</text:span><text:span text:style-name="T16"> </text:span><text:span text:style-name="T17">ottenuto dalla regressione rispetto</text:span><text:span text:style-name="T16"> al modello </text:span><text:span text:style-name="T17">di r</text:span><text:span text:style-name="T18">i</text:span><text:span text:style-name="T17">ferimento</text:span><text:span text:style-name="T16">;</text:span></text:p>
        </text:list-item>
        <text:list-item>
          <text:p text:style-name="P16"><text:span text:style-name="T16">RSS: </text:span><text:span text:style-name="T20">devianza residua, </text:span><text:span text:style-name="T16">ci</text:span><text:span text:style-name="T28">ò </text:span><text:span text:style-name="T24">che non </text:span><text:span text:style-name="T33">viene </text:span><text:span text:style-name="T24">spiegato dal </text:span><text:span text:style-name="T29">mio modello</text:span><text:span text:style-name="T24"> (l’errore).</text:span></text:p>
        </text:list-item>
      </text:list>
      <text:p text:style-name="P27"/>
      <text:p text:style-name="P13"><text:span text:style-name="T24">In particolare si vuole che la devianza totale e quella spiegata siano il pi</text:span><text:span text:style-name="T28">ù</text:span><text:span text:style-name="T24"> simili possibile, in modo che la quantit</text:span><text:span text:style-name="T28">à</text:span><text:span text:style-name="T24"> di non spiegato sia minima.</text:span></text:p>
      <text:p text:style-name="P28"/>
      <text:p text:style-name="P12"><text:span text:style-name="T24">Ecco quindi che pi</text:span><text:span text:style-name="T28">ù </text:span><text:span text:style-name="T24">tale coefficiente risu</text:span><text:span text:style-name="T31">lta</text:span><text:span text:style-name="T28"> </text:span><text:span text:style-name="T24">prossimo ad 1 maggiore </text:span><text:span text:style-name="T28">è </text:span><text:span text:style-name="T24">la precisione e </text:span><text:span text:style-name="T31">la </text:span><text:span text:style-name="T24">bont</text:span><text:span text:style-name="T28">à </text:span><text:span text:style-name="T24">con cui spieg</text:span><text:span text:style-name="T31">a</text:span><text:span text:style-name="T28"> </text:span><text:span text:style-name="T24">i dati, fino ad arrivare ad 1 dove li spiega perfettamente; al contra</text:span><text:span text:style-name="T31">rio</text:span><text:span text:style-name="T24"> un valore di </text:span><text:span text:style-name="T30">R</text:span><text:span text:style-name="T44">2 </text:span><text:span text:style-name="T45">prossimo allo 0 sta ad indicare </text:span><text:span text:style-name="T50">una mancanza di adattamento del modello a quanto osservato con conseguente qualit</text:span><text:span text:style-name="T46">à </text:span><text:span text:style-name="T50">della previsione pessima (non va a spiegare nulla di pi</text:span><text:span text:style-name="T46">ù</text:span><text:span text:style-name="T50"> di quanto predetto dal modello di riferimento). </text:span></text:p>
      <text:p text:style-name="P31"/>
      <text:p text:style-name="P12"><text:span text:style-name="T50">Una particolare attenzione </text:span><text:span text:style-name="T46">è </text:span><text:span text:style-name="T50"><text:s/>comunque da porsi ai valori troppo elevati di </text:span><text:span text:style-name="T49">R</text:span><text:span text:style-name="T44">2 </text:span><text:span text:style-name="T50">: essi potrebbero voler significare che diamo troppa fiducia ai dati, con conseguente rischio di overfitting. Ecco che un valore di circa l’85%, con conseguente 0,15 di non spiegato, è gi</text:span><text:span text:style-name="T46">à </text:span><text:span text:style-name="T51">da considerarsi </text:span><text:span text:style-name="T50">un risultato soddisfac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11:24.742534300</meta:creation-date>
    <dc:date>2020-06-17T10:24:06.964258566</dc:date>
    <meta:editing-duration>PT1H6M12S</meta:editing-duration>
    <meta:editing-cycles>18</meta:editing-cycles>
    <meta:generator>LibreOffice/6.0.7.3$Linux_X86_64 LibreOffice_project/00m0$Build-3</meta:generator>
    <meta:document-statistic meta:table-count="0" meta:image-count="4" meta:object-count="0" meta:page-count="2" meta:paragraph-count="35" meta:word-count="849" meta:character-count="5283" meta:non-whitespace-character-count="4457"/>
  </office:meta>
</office:document-meta>
</file>